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4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4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4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7708in" fo:margin-left="0.2396in" table:align="left" style:writing-mode="lr-tb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08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9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Arial" style:font-name-complex="Arial"/>
    </style:style>
    <style:style style:name="P14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5" style:family="paragraph" style:parent-style-name="Normal_20__28_Web_29_">
      <style:paragraph-properties fo:margin-top="0in" fo:margin-bottom="0in"/>
    </style:style>
    <style:style style:name="P16" style:family="paragraph" style:parent-style-name="Normal_20__28_Web_29_">
      <style:paragraph-properties fo:margin-top="0in" fo:margin-bottom="0in"/>
      <style:text-properties style:font-name="Arial" style:font-name-complex="Arial" style:font-size-complex="10pt"/>
    </style:style>
    <style:style style:name="P17" style:family="paragraph" style:parent-style-name="Table_20_-_20_Col._20_Head">
      <style:paragraph-properties style:snap-to-layout-grid="false"/>
    </style:style>
    <style:style style:name="P18" style:family="paragraph" style:parent-style-name="Table_20_-_20_Text">
      <style:paragraph-properties style:snap-to-layout-grid="false"/>
    </style:style>
    <style:style style:name="P19" style:family="paragraph" style:parent-style-name="Table_20_-_20_Text">
      <style:paragraph-properties fo:text-align="center" style:justify-single-word="false" style:snap-to-layout-grid="false"/>
    </style:style>
    <style:style style:name="P20" style:family="paragraph" style:parent-style-name="Default_20_Text">
      <style:paragraph-properties fo:text-align="center" style:justify-single-word="false"/>
      <style:text-properties style:font-name="Times"/>
    </style:style>
    <style:style style:name="P21" style:family="paragraph" style:parent-style-name="Default_20_Text">
      <style:text-properties style:font-name="Arial" style:font-name-complex="Arial"/>
    </style:style>
    <style:style style:name="P22" style:family="paragraph" style:parent-style-name="Normal_20__28_Web_29_">
      <style:text-properties style:font-name="Arial" style:font-name-complex="Arial"/>
    </style:style>
    <style:style style:name="P23" style:family="paragraph" style:parent-style-name="Normal_20__28_Web_29_">
      <style:text-properties style:font-name="Arial" style:font-name-complex="Arial" style:font-size-complex="10pt"/>
    </style:style>
    <style:style style:name="P24" style:family="paragraph" style:parent-style-name="Contents_20_1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Heading_20_1">
      <style:text-properties style:font-name-complex="Ari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style:font-name-complex="Arial"/>
    </style:style>
    <style:style style:name="P30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31" style:family="paragraph" style:parent-style-name="Table_20_-_20_Text">
      <style:paragraph-properties fo:text-align="center" style:justify-single-word="false" style:snap-to-layout-grid="false"/>
    </style:style>
    <style:style style:name="P32" style:family="paragraph" style:parent-style-name="Table_20_-_20_Text">
      <style:paragraph-properties style:snap-to-layout-grid="false"/>
    </style:style>
    <style:style style:name="P33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5" style:family="paragraph" style:parent-style-name="Normal_20__28_Web_29_">
      <style:text-properties style:font-name="Arial" style:font-name-complex="Arial" style:font-size-complex="10pt"/>
    </style:style>
    <style:style style:name="P36" style:family="paragraph" style:parent-style-name="Normal_20__28_Web_29_">
      <style:paragraph-properties fo:margin-top="0in" fo:margin-bottom="0in"/>
      <style:text-properties style:font-name="Arial" style:font-name-complex="Arial" style:font-size-complex="10pt"/>
    </style:style>
    <style:style style:name="P37" style:family="paragraph" style:parent-style-name="Contents_20_Heading">
      <style:paragraph-properties fo:break-before="page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3" style:family="text">
      <style:text-properties style:font-name="Arial" fo:font-size="9pt" fo:letter-spacing="-0.0016in" style:font-size-asian="9pt" style:font-name-complex="Arial" style:font-size-complex="9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font-size-complex="10pt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font-size="14pt" style:font-size-asian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text:id="ct313792552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text:id="ct313792344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text:id="ct313432160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text:id="ct313431960">
          <text:insertion>
            <office:change-info>
              <dc:creator>Hugh Spahr</dc:creator>
              <dc:date>2011-02-16T10:58:00</dc:date>
            </office:change-info>
          </text:insertion>
        </text:changed-region>
        <text:changed-region text:id="ct264722064">
          <text:insertion>
            <office:change-info>
              <dc:creator>Hugh Spahr</dc:creator>
              <dc:date>2011-02-16T10:59:00</dc:date>
            </office:change-info>
          </text:insertion>
        </text:changed-region>
        <text:changed-region text:id="ct264717912">
          <text:insertion>
            <office:change-info>
              <dc:creator>Hugh Spahr</dc:creator>
              <dc:date>2011-02-16T11:00:00</dc:date>
            </office:change-info>
          </text:insertion>
        </text:changed-region>
        <text:changed-region text:id="ct312339056">
          <text:insertion>
            <office:change-info>
              <dc:creator>Hugh Spahr</dc:creator>
              <dc:date>2011-02-16T11:01:00</dc:date>
            </office:change-info>
          </text:insertion>
        </text:changed-region>
        <text:changed-region text:id="ct312339256">
          <text:insertion>
            <office:change-info>
              <dc:creator>Hugh Spahr</dc:creator>
              <dc:date>2011-02-16T11:02:00</dc:date>
            </office:change-info>
          </text:insertion>
        </text:changed-region>
        <text:changed-region text:id="ct312340056">
          <text:insertion>
            <office:change-info>
              <dc:creator>Hugh Spahr</dc:creator>
              <dc:date>2011-02-16T11:01:00</dc:date>
            </office:change-info>
          </text:insertion>
        </text:changed-region>
        <text:changed-region text:id="ct312338656">
          <text:insertion>
            <office:change-info>
              <dc:creator>Hugh Spahr</dc:creator>
              <dc:date>2011-02-16T11:04:00</dc:date>
            </office:change-info>
          </text:insertion>
        </text:changed-region>
        <text:changed-region text:id="ct312338056">
          <text:insertion>
            <office:change-info>
              <dc:creator>Hugh Spahr</dc:creator>
              <dc:date>2011-02-16T11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P12"><text:user-defined text:name="Title">Hex Merge</text:user-defined></text:p>
      <text:p text:style-name="P12">Software Design Document</text:p>
      <text:p text:style-name="Text_20_body"/>
      <text:p text:style-name="P14"/>
      <text:p text:style-name="Standard"/>
      <text:p text:style-name="Standard"/>
      <text:p text:style-name="P4"/>
      <text:p text:style-name="P4"/>
      <text:p text:style-name="P4">Project # : Not applicable</text:p>
      <text:p text:style-name="P4">P/N: Not Applicable</text:p>
      <text:p text:style-name="P6"><text:span text:style-name="T10">Rev </text:span><text:span text:style-name="T10"><text:user-defined text:name="Revision">1.2</text:user-defined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9">PREPARED:</text:p>
          </table:table-cell>
          <table:table-cell table:style-name="Table1.B1" office:value-type="string">
            <text:p text:style-name="P9">APPROVAL:</text:p>
            <text:p text:style-name="P10">LEAD ENGINEER</text:p>
          </table:table-cell>
          <table:table-cell table:style-name="Table1.D1" office:value-type="string">
            <text:p text:style-name="P9">APPROVAL:</text:p>
            <text:p text:style-name="P10">ENGINEERING MANAGER</text:p>
          </table:table-cell>
        </table:table-row>
        <table:table-row table:style-name="Table1.1">
          <table:table-cell table:style-name="Table1.A2" office:value-type="string">
            <text:p text:style-name="P7"><text:span text:style-name="T3"><text:s/></text:span><text:span text:style-name="T2">NAME</text:span></text:p>
          </table:table-cell>
          <table:table-cell table:style-name="Table1.B2" office:value-type="string">
            <text:p text:style-name="P8">Hugh Spahr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7"><text:span text:style-name="T3"><text:s/></text:span><text:span text:style-name="T2">SIGNED</text:span>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7"><text:span text:style-name="T3"><text:s/></text:span><text:span text:style-name="T2">DATE</text:span></text:p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</table:table>
      <text:p text:style-name="P11"/>
      <text:p text:style-name="Heading_20_1_20_Format_20_Only">Revision Char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sion</text:p>
            </table:table-cell>
            <table:table-cell table:style-name="Table2.B1" office:value-type="string">
              <text:p text:style-name="P17">Primary Author(s)</text:p>
            </table:table-cell>
            <table:table-cell table:style-name="Table2.B1" office:value-type="string">
              <text:p text:style-name="P17">Description of Version</text:p>
            </table:table-cell>
            <table:table-cell table:style-name="Table2.D1" office:value-type="string">
              <text:p text:style-name="P17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0.1</text:p>
          </table:table-cell>
          <table:table-cell table:style-name="Table2.B2" office:value-type="string">
            <text:p text:style-name="P18">Hugh Spahr</text:p>
          </table:table-cell>
          <table:table-cell table:style-name="Table2.B2" office:value-type="string">
            <text:p text:style-name="P18">Initial version</text:p>
          </table:table-cell>
          <table:table-cell table:style-name="Table2.D2" office:value-type="string">
            <text:p text:style-name="P18">10/17/2007</text:p>
          </table:table-cell>
        </table:table-row>
        <table:table-row table:style-name="Table2.1">
          <table:table-cell table:style-name="Table2.A2" office:value-type="string">
            <text:p text:style-name="P19">1.0</text:p>
          </table:table-cell>
          <table:table-cell table:style-name="Table2.B2" office:value-type="string">
            <text:p text:style-name="P18">Hugh Spahr</text:p>
          </table:table-cell>
          <table:table-cell table:style-name="Table2.B2" office:value-type="string">
            <text:p text:style-name="P18">Updated for release.</text:p>
          </table:table-cell>
          <table:table-cell table:style-name="Table2.D2" office:value-type="string">
            <text:p text:style-name="P18">04/22/2008</text:p>
          </table:table-cell>
        </table:table-row>
        <table:table-row table:style-name="Table2.1">
          <table:table-cell table:style-name="Table2.A4" office:value-type="string">
            <text:p text:style-name="P19">1.1</text:p>
          </table:table-cell>
          <table:table-cell table:style-name="Table2.B4" office:value-type="string">
            <text:p text:style-name="P18">Hugh Spahr</text:p>
          </table:table-cell>
          <table:table-cell table:style-name="Table2.B4" office:value-type="string">
            <text:p text:style-name="P18">Added smsrec option</text:p>
          </table:table-cell>
          <table:table-cell table:style-name="Table2.D4" office:value-type="string">
            <text:p text:style-name="P18">08/09/2010</text:p>
          </table:table-cell>
        </table:table-row>
        <table:table-row table:style-name="Table2.1">
          <table:table-cell table:style-name="Table2.A4" office:value-type="string">
            <text:p text:style-name="P19"><text:change-start text:change-id="ct313792552"/>1.2<text:change-end text:change-id="ct313792552"/></text:p>
          </table:table-cell>
          <table:table-cell table:style-name="Table2.B4" office:value-type="string">
            <text:p text:style-name="P18"><text:change-start text:change-id="ct313792344"/>Hugh Spahr<text:change-end text:change-id="ct313792344"/></text:p>
          </table:table-cell>
          <table:table-cell table:style-name="Table2.B4" office:value-type="string">
            <text:p text:style-name="P18"><text:change-start text:change-id="ct313432160"/>Added appaddr option<text:change-end text:change-id="ct313432160"/></text:p>
          </table:table-cell>
          <table:table-cell table:style-name="Table2.D4" office:value-type="string">
            <text:p text:style-name="P18"><text:change-start text:change-id="ct313431960"/>02/16/2011<text:change-end text:change-id="ct313431960"/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3">1Purpose<text:tab/>4</text:p>
          <text:p text:style-name="P33">2Product Overview<text:tab/>4</text:p>
          <text:p text:style-name="P33">3Applicable Documents<text:tab/>4</text:p>
          <text:p text:style-name="P33">4Terms, Definitions &amp; Acronyms<text:tab/>4</text:p>
          <text:p text:style-name="P33">5System Design Description Overview<text:tab/>4</text:p>
          <text:p text:style-name="P33">6Major File and Data Structures<text:tab/>4</text:p>
          <text:p text:style-name="P33">7Supported flags<text:tab/>5</text:p>
          <text:p text:style-name="P34">7.1-?, not required<text:tab/>5</text:p>
          <text:p text:style-name="P34">7.2–boot Filename, required<text:tab/>5</text:p>
          <text:p text:style-name="P34">7.3–app Filename, required<text:tab/>5</text:p>
          <text:p text:style-name="P34">7.4–out Filename, required<text:tab/>5</text:p>
          <text:p text:style-name="P34">7.5–crc32, not required<text:tab/>5</text:p>
          <text:p text:style-name="P34">7.6–sn serialNumber, not required<text:tab/>5</text:p>
          <text:p text:style-name="P34">7.7–sectsize sectorSize, not required<text:tab/>5</text:p>
          <text:p text:style-name="P34">7.8–smsrec fileName, not required<text:tab/>5</text:p>
          <text:p text:style-name="P34">7.9–appaddr address, not required<text:tab/>5</text:p>
          <text:p text:style-name="P33">8Examples<text:tab/>6</text:p>
          <text:p text:style-name="P33">Appendix<text:tab/>7</text:p>
        </text:index-body>
      </text:table-of-content>
      <text:p text:style-name="P24"><text:a xlink:type="simple" xlink:href="#7.Appendix|outline"/></text:p>
      <text:h text:style-name="P28" text:outline-level="1">Purpose</text:h>
      <text:p text:style-name="Normal_20__28_Web_29_"><text:span text:style-name="T5"><text:user-defined text:name="Project">Hex Merge</text:user-defined></text:span><text:span text:style-name="T5"> is a command prompt utility that combines an application hex object file with a boot loader hex object file. <text:s/>The hex merge accepts S-Record format so Freescale parts can be supported. <text:s/>The programmer allows manufacturing to download a single image instead of individually downloading the boot loader and the application.</text:span></text:p>
      <text:h text:style-name="Heading_20_1" text:outline-level="1">Product Overview</text:h>
      <text:p text:style-name="P15"><text:span text:style-name="T5"><text:user-defined text:name="Project">Hex Merge</text:user-defined></text:span><text:span text:style-name="T5"> will be used for all products that use the boot loader. <text:s/>It copies the data from the boot loader and application into the output hex or S-Record file.</text:span></text:p>
      <text:h text:style-name="Heading_20_1" text:outline-level="1">Applicable Documents</text:h>
      <text:p text:style-name="P21">HCS08MiniBoot.odt<text:tab/><text:tab/><text:tab/>- Bootloader documentation for Freescale microcontrollers</text:p>
      <text:h text:style-name="Heading_20_1" text:outline-level="1">Terms, Definitions &amp; Acronyms</text:h>
      <text:p text:style-name="Default_20_Text"><text:span text:style-name="T7">SDD</text:span><text:span text:style-name="T4"><text:tab/>Software Design Document</text:span></text:p>
      <text:p text:style-name="Default_20_Text"><text:span text:style-name="T6">CRC</text:span><text:span text:style-name="T4"><text:tab/>Cyclic Redundancy Checksum</text:span></text:p>
      <text:p text:style-name="Default_20_Text"><text:span text:style-name="T6">HEC</text:span><text:span text:style-name="T4"><text:tab/>Header Error Correction</text:span></text:p>
      <text:p text:style-name="Default_20_Text"><text:span text:style-name="T6">ATM</text:span><text:span text:style-name="T4"><text:tab/>Asynchronous Transfer Mode</text:span></text:p>
      <text:h text:style-name="Heading_20_1" text:outline-level="1">System Design Description Overview</text:h>
      <text:p text:style-name="P5">Hex Merge first reads in the passed parameters and verifies all the required flags are present or prints out the usage message if not present. <text:s/>It copies the boot object file into the output object file noting the size of the boot loader. <text:s/>It then reads in the application object file noting the start address, length, and CRC. <text:s/>It verifies the application doesn’t overwrite the boot code. <text:s/>It creates a hex record or s-record depending on file inputs to store application size, copies the application hex records, creates a checksum hex record, and stores configuration byte hex records into the output hex or output s-record file. <text:s/>Each of these pieces of processing is broken out into an individual function.</text:p>
      <text:p text:style-name="P5"/>
      <text:p text:style-name="P5">The CRC-8 used is the standard ATM CRC8 used as HEC. <text:s/>The generating polynomial is x^8+x^2+x+1 with an initial value of 0xff.</text:p>
      <text:p text:style-name="P5"/>
      <text:p text:style-name="P5">HexMerge calculates the CRC32 of the bootloader file, the application file, and the combined bootloader/application file. <text:s/>If HexMerge is operating on S-Record files the S0 record is not part of the CRC because it contains the build path. <text:s/>The generating polynomial is 0x04c11db7 with an initial value of 0xffffffff. <text:s/>The result is exclusive OR’d with 0xffffffff. <text:s/>When combining the bootloader and application files, only program memory that is used is included in the calculation.</text:p>
      <text:h text:style-name="Heading_20_1" text:outline-level="1">Major File and Data Structures</text:h>
      <text:p text:style-name="P16">There is only one file and it is HexMerge.c. <text:s/>It is commented exceedingly well, so why not take the time and look at that if you are interested. <text:s/>Auto-generated documentation is available using doxygen.</text:p>
      <text:h text:style-name="Heading_20_1" text:outline-level="1"><text:soft-page-break/>Supported flags</text:h>
      <text:p text:style-name="P13">The –boot, -app, and –out flags are required if actually performing a merge. <text:s/>The -boot, and -crc32 flags can also be used to calculate the CRC32 of the bootloader without doing a merge.</text:p>
      <text:h text:style-name="P29" text:outline-level="2">-?, not required</text:h>
      <text:p text:style-name="P23">Prints out the usage message.</text:p>
      <text:h text:style-name="P29" text:outline-level="2">–boot Filename, required</text:h>
      <text:p text:style-name="P23">Input boot loader hex/s-record filename.</text:p>
      <text:h text:style-name="P29" text:outline-level="2">–app Filename, required</text:h>
      <text:p text:style-name="P16">Input application hex/s-record filename.</text:p>
      <text:h text:style-name="P29" text:outline-level="2">–out Filename, required</text:h>
      <text:p text:style-name="P23">Output hex/s-record filename.</text:p>
      <text:h text:style-name="P29" text:outline-level="2">–crc32, not required</text:h>
      <text:p text:style-name="P23">Output the CRC32 of the bootloader. <text:s/>This option requires the –boot Filename option to also be used.</text:p>
      <text:h text:style-name="P29" text:outline-level="2">–sn serialNumber, not required</text:h>
      <text:p text:style-name="P23">Output the CRC32 of the bootloader. <text:s/>This option requires the –boot Filename option to also be used.</text:p>
      <text:h text:style-name="P29" text:outline-level="2">–sectsize sectorSize, not required</text:h>
      <text:p text:style-name="P23">Input the sector size for a Freescale processor. <text:s/>Sector size defaults to 0x300.</text:p>
      <text:h text:style-name="P29" text:outline-level="2">–smsrec fileName, not required</text:h>
      <text:p text:style-name="P23">Output a small Srec application file that only has eight bytes of data per S-record. <text:s/>This can be used to upgrade remote applications that support the bootloader.<text:change-start text:change-id="ct264722064"/></text:p>
      <text:h text:style-name="P29" text:outline-level="2">–appaddr address, not required</text:h>
      <text:p text:style-name="P23"><text:change-end text:change-id="ct264722064"/><text:change-start text:change-id="ct264717912"/>Input the location of the start of the application. <text:s/>This option is used for Coldfire based bootloader/applications.<text:change-end text:change-id="ct264717912"/><text:change-start text:change-id="ct312339056"/> <text:s/>It contains the address of the start of the application table so that the length of the application can be found.<text:change-end text:change-id="ct312339056"/></text:p>
      <text:h text:style-name="P27" text:outline-level="1"><text:soft-page-break/>Examples</text:h>
      <text:p text:style-name="P16">HexMerge –boot 18F6620boot.hex –app application.hex –out applicationBoot.hex</text:p>
      <text:p text:style-name="P16"/>
      <text:p text:style-name="P16">Merge the 18F6620boot.hex file with the application.hex file and form the applicationBoot.hex (bootable hex file).</text:p>
      <text:p text:style-name="P16"/>
      <text:p text:style-name="P16">HexMerge –boot bootload.asm.60k.sx –app application.abs.s19 –out applicationBoot.s19</text:p>
      <text:p text:style-name="P16"/>
      <text:p text:style-name="P16">Merge the bootload.asm.60k.sx file with the application.abs.s19 file and form the applicationBoot.s19 (bootable hex file). <text:s/>In this case, the bootloader is configured for a processor with 60k of program memory.</text:p>
      <text:p text:style-name="P16"/>
      <text:p text:style-name="P16">HexMerge –crc32 –boot bootload.asm.60k.sx</text:p>
      <text:p text:style-name="P16"/>
      <text:p text:style-name="P16">Print the CRC32 of the bootloader.</text:p>
      <text:p text:style-name="P16"/>
      <text:p text:style-name="P16">HexMerge –boot HCS08MiniBoot.asm.16k.sx –app 38000.sx –out 38000Boot.sx –sn 1234 -sectsize 0x200</text:p>
      <text:p text:style-name="P16"/>
      <text:p text:style-name="P16">Merge the HCS08MiniBoot.asm.16k.sx file with the 38000.sx file and form the 38000Boot.sx (bootable hex file). <text:s/>The serial number of 1234 is stored at the beginning of the bootloader image. <text:s/>In this case, the bootloader is configured for a processor with 16k of program memory. <text:s/>The sector size is set to 512 bytes.<text:change-start text:change-id="ct312339256"/></text:p>
      <text:p text:style-name="P16"><text:change-end text:change-id="ct312339256"/><text:change-start text:change-id="ct312340056"/></text:p>
      <text:p text:style-name="P16">HexMerge –app 10001.elf.s19 –out 10001.crc.s19 –appaddr 0x4000</text:p>
      <text:p text:style-name="P16"/>
      <text:p text:style-name="P16">Add the CRC32 of the application to the 10001.crc.s19 output file. <text:s/>Note: <text:s/>The bootloader is already contained in the Coldfire application file.<text:change-end text:change-id="ct312340056"/><text:change-start text:change-id="ct312338656"/> <text:s/>This also outputs the CRC32 of the bootloader and the e<text:change-end text:change-id="ct312338656"/><text:change-start text:change-id="ct312338056"/>ntire image.<text:change-end text:change-id="ct312338056"/></text:p>
      <text:h text:style-name="P28" text:outline-level="1" text:is-list-header="true">Appendix</text:h>
      <text:p text:style-name="P22">No supporting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/>
    <style:style style:name="MT3" style:family="text">
      <style:text-properties style:font-name="Times New Roman" style:font-name-asian="Times New Roman" style:font-name-complex="Times New Roman"/>
    </style:style>
    <style:style style:name="MT4" style:family="text">
      <style:text-properties style:font-name="Times New Roman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tracked-changes>
          <text:changed-region text:id="ct313687864">
            <text:deletion>
              <office:change-info>
                <dc:creator>Hugh Spahr</dc:creator>
                <dc:date>2011-02-16T10:58:00</dc:date>
              </office:change-info>
              <text:p text:style-name="MP2"><text:span text:style-name="MT1">August</text:span></text:p>
            </text:deletion>
          </text:changed-region>
          <text:changed-region text:id="ct312341360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  <text:changed-region text:id="ct312340760">
            <text:deletion>
              <office:change-info>
                <dc:creator>Hugh Spahr</dc:creator>
                <dc:date>2011-02-16T10:58:00</dc:date>
              </office:change-info>
              <text:p text:style-name="MP2"><text:span text:style-name="MT1">9</text:span></text:p>
            </text:deletion>
          </text:changed-region>
          <text:changed-region text:id="ct312340256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  <text:changed-region text:id="ct312339856">
            <text:deletion>
              <office:change-info>
                <dc:creator>Hugh Spahr</dc:creator>
                <dc:date>2011-02-16T10:58:00</dc:date>
              </office:change-info>
              <text:p text:style-name="MP2"><text:span text:style-name="MT1">0</text:span></text:p>
            </text:deletion>
          </text:changed-region>
          <text:changed-region text:id="ct312339456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</text:tracked-changes>
        <text:p text:style-name="MP1"><text:span text:style-name="MT1"><text:user-defined text:name="Title">Hex Merge</text:user-defined></text:span><text:span text:style-name="MT1"><text:tab/><text:tab/>Page </text:span><text:span text:style-name="MT1"><text:page-number text:select-page="current">7</text:page-number></text:span></text:p>
        <text:p text:style-name="MP2"><text:span text:style-name="MT1">Software Design Document – Rev </text:span><text:span text:style-name="MT1"><text:user-defined text:name="Revision">1.2</text:user-defined></text:span><text:span text:style-name="MT1"><text:tab/><text:tab/></text:span><text:change text:change-id="ct313687864"/><text:change-start text:change-id="ct312341360"/><text:span text:style-name="MT1">February</text:span><text:change-end text:change-id="ct312341360"/><text:span text:style-name="MT1"> </text:span><text:change text:change-id="ct312340760"/><text:change-start text:change-id="ct312340256"/><text:span text:style-name="MT1">16</text:span><text:change-end text:change-id="ct312340256"/><text:span text:style-name="MT1">, 201</text:span><text:change text:change-id="ct312339856"/><text:change-start text:change-id="ct312339456"/><text:span text:style-name="MT1">1</text:span><text:change-end text:change-id="ct312339456"/></text:p>
      </style:header>
      <style:footer>
        <text:tracked-changes>
          <text:changed-region text:id="ct312473856">
            <text:insertion>
              <office:change-info>
                <dc:creator>Hugh Spahr</dc:creator>
                <dc:date>2011-02-16T10:58:00</dc:date>
              </office:change-info>
            </text:insertion>
          </text:changed-region>
          <text:changed-region text:id="ct312483072">
            <text:deletion>
              <office:change-info>
                <dc:creator>Hugh Spahr</dc:creator>
                <dc:date>2011-02-16T10:58:00</dc:date>
              </office:change-info>
              <text:p text:style-name="MP3"><text:span text:style-name="Page_20_Number"><text:span text:style-name="MT4">0</text:span></text:span></text:p>
            </text:deletion>
          </text:changed-region>
        </text:tracked-changes>
        <text:p text:style-name="MP3"><text:span text:style-name="Page_20_Number">Copyright </text:span><text:span text:style-name="Page_20_Number"><text:span text:style-name="MT3">©</text:span></text:span><text:span text:style-name="Page_20_Number"><text:span text:style-name="MT4"> 201</text:span></text:span><text:change-start text:change-id="ct312473856"/><text:span text:style-name="Page_20_Number"><text:span text:style-name="MT4">1</text:span></text:span><text:change-end text:change-id="ct312473856"/><text:change text:change-id="ct312483072"/><text:span text:style-name="Page_20_Number"><text:span text:style-name="MT4"> </text:span></text:span><text:span text:style-name="Page_20_Number">Hugh Spahr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ex Merge</dc:title>
    <meta:initial-creator>Hugh Spahr</meta:initial-creator>
    <meta:creation-date>2007-10-17T06:57:00</meta:creation-date>
    <dc:creator>Hugh Spahr</dc:creator>
    <dc:date>2011-02-16T11:05:33.42</dc:date>
    <meta:print-date>2003-05-09T11:10:00</meta:print-date>
    <meta:editing-cycles>31</meta:editing-cycles>
    <meta:editing-duration>PT09H00M29S</meta:editing-duration>
    <meta:generator>OpenOffice.org/3.2$Win32 OpenOffice.org_project/320m18$Build-9502</meta:generator>
    <meta:document-statistic meta:table-count="2" meta:image-count="0" meta:object-count="0" meta:page-count="7" meta:paragraph-count="111" meta:word-count="949" meta:character-count="5906"/>
    <meta:user-defined meta:name="Project">Hex Merge</meta:user-defined>
    <meta:user-defined meta:name="Revision">1.2</meta:user-defined>
    <meta:user-defined meta:name="Title">Hex Merge</meta:user-defined>
  </office:meta>
</office:document-meta>
</file>